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D200000047DF56DF74B5EBCF1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1" svg:font-family="Arial" style:font-family-generic="swiss" style:font-pitch="variable"/>
    <style:font-face style:name="Calibri" svg:font-family="Calibri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ystem" style:font-pitch="variable"/>
    <style:font-face style:name="Noto Sans" svg:font-family="'Noto Sans'" style:font-family-generic="swiss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, 'Arial Unicode MS'" style:font-family-generic="swiss"/>
    <style:font-face style:name="Tahoma" svg:font-family="Tahoma" style:font-family-generic="swiss"/>
    <style:font-face style:name="Tahoma1" svg:font-family="Tahoma" style:font-family-generic="system" style:font-pitch="variable"/>
    <style:font-face style:name="Thorndale" svg:font-family="Thorndale" style:font-family-generic="swiss"/>
    <style:font-face style:name="Times New Roman" svg:font-family="'Times New Roman'" style:font-family-generic="swiss"/>
  </office:font-face-decls>
  <office:automatic-styles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8125in"/>
    </style:style>
    <style:style style:name="Table3.B" style:family="table-column">
      <style:table-column-properties style:column-width="0.6875in"/>
    </style:style>
    <style:style style:name="Table3.C" style:family="table-column">
      <style:table-column-properties style:column-width="0.75in"/>
    </style:style>
    <style:style style:name="Table3.D" style:family="table-column">
      <style:table-column-properties style:column-width="0.5in"/>
    </style:style>
    <style:style style:name="Table3.E" style:family="table-column">
      <style:table-column-properties style:column-width="0.8542in"/>
    </style:style>
    <style:style style:name="Table3.F" style:family="table-column">
      <style:table-column-properties style:column-width="1.2292in"/>
    </style:style>
    <style:style style:name="Table3.G" style:family="table-column">
      <style:table-column-properties style:column-width="0.6563in"/>
    </style:style>
    <style:style style:name="Table3.H" style:family="table-column">
      <style:table-column-properties style:column-width="0.5306in"/>
    </style:style>
    <style:style style:name="Table3.I" style:family="table-column">
      <style:table-column-properties style:column-width="0.6778in"/>
    </style:style>
    <style:style style:name="Table3.A1" style:family="table-cell">
      <style:table-cell-properties fo:background-color="#dddddd" fo:padding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I1" style:family="table-cell">
      <style:table-cell-properties fo:background-color="#dddddd" fo:padding="0.0201in" fo:border="0.05pt solid #000000" style:writing-mode="page">
        <style:background-image/>
      </style:table-cell-properties>
    </style:style>
    <style:style style:name="Table3.2" style:family="table-row">
      <style:table-row-properties style:min-row-height="0.3167in"/>
    </style:style>
    <style:style style:name="Table3.A2" style:family="table-cell">
      <style:table-cell-properties style:vertical-align="middle" fo:background-color="transparent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3.I2" style:family="table-cell">
      <style:table-cell-properties style:vertical-align="middle" fo:background-color="transparent" fo:padding="0.0201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A3" style:family="table-cell">
      <style:table-cell-properties fo:background-color="transparent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3.B3" style:family="table-cell">
      <style:table-cell-properties fo:background-color="transparent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3.F3" style:family="table-cell">
      <style:table-cell-properties fo:background-color="transparent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3.G3" style:family="table-cell">
      <style:table-cell-properties fo:background-color="transparent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3.H3" style:family="table-cell">
      <style:table-cell-properties fo:background-color="transparent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3.I3" style:family="table-cell">
      <style:table-cell-properties fo:background-color="transparent" fo:padding="0.0201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4" style:family="table-row">
      <style:table-row-properties style:min-row-height="0.1583in"/>
    </style:style>
    <style:style style:name="Table3.A5" style:family="table-cell">
      <style:table-cell-properties fo:background-color="transparent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3.B5" style:family="table-cell">
      <style:table-cell-properties fo:background-color="transparent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3.F5" style:family="table-cell">
      <style:table-cell-properties fo:background-color="transparent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3.G5" style:family="table-cell">
      <style:table-cell-properties fo:background-color="transparent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3.H5" style:family="table-cell">
      <style:table-cell-properties fo:background-color="transparent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3.I5" style:family="table-cell">
      <style:table-cell-properties fo:background-color="transparent" fo:padding="0.0201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A6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B6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C6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D6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E6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6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G6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H6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I6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7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B7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C7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D7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E7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7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G7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H7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I7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8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B8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C8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D8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E8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8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G8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H8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I8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9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B9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C9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D9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E9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9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G9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H9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I9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10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B10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C10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D10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E10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10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G10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H10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I10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11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B11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C11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D11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E11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11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G11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H11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I11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1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B1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C1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D1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E1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1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G1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H1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I1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1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B1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C1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D1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E1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1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G1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H1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I13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1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B1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C1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D1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E1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1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G1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H1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I14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15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B15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C15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D15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E15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15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G15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H15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I15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16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B16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C16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D16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E16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16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G16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H16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I16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17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B17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C17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D17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E17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17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G17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H17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I17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18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B18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C18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D18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E18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18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G18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H18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I18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19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B19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C19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D19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E19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19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G19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H19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I19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20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B20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C20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D20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E20" style:family="table-cell">
      <style:table-cell-properties style:vertical-align="middle" fo:padding="0.0201in" fo:border="0.05pt solid #000000" style:writing-mode="page"/>
    </style:style>
    <style:style style:name="Table3.F20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G20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H20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I20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21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B2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C2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D2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E21" style:family="table-cell">
      <style:table-cell-properties style:vertical-align="middle" fo:padding="0.0201in" fo:border="0.05pt solid #000000" style:writing-mode="page"/>
    </style:style>
    <style:style style:name="Table3.F21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G21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H21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I21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2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B22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C2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D2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E2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F2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G2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H2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I2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2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B23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C2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D2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E23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F2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G2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H2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I23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Header" style:master-page-name="">
      <loext:graphic-properties draw:fill-image-width="0in" draw:fill-image-height="0in"/>
      <style:paragraph-properties style:page-number="auto" fo:padding="0.0201in" fo:border-left="none" fo:border-right="none" fo:border-top="none" fo:border-bottom="0.06pt solid #000000" style:shadow="none"/>
      <style:text-properties officeooo:paragraph-rsid="03053e5a"/>
    </style:style>
    <style:style style:name="P2" style:family="paragraph" style:parent-style-name="Header">
      <loext:graphic-properties draw:fill-image-width="0in" draw:fill-image-height="0in"/>
      <style:paragraph-properties fo:text-align="end" style:justify-single-word="false" fo:padding="0.0201in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P4" style:family="paragraph" style:parent-style-name="Header">
      <style:text-properties officeooo:paragraph-rsid="0221f66e"/>
    </style:style>
    <style:style style:name="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P6" style:family="paragraph" style:parent-style-name="Text_20_body">
      <style:text-properties style:use-window-font-color="true" loext:opacity="0%" style:font-name="Arial" fo:font-size="11pt" fo:font-weight="normal" officeooo:rsid="0275a526" officeooo:paragraph-rsid="02e82e6a" style:font-name-asian="Noto Sans CJK SC Regular" style:font-size-asian="11pt" style:font-weight-asian="normal" style:font-name-complex="FreeSans1" style:font-size-complex="11pt" style:font-weight-complex="normal"/>
    </style:style>
    <style:style style:name="P7" style:family="paragraph" style:parent-style-name="Text_20_body">
      <style:text-properties style:use-window-font-color="true" loext:opacity="0%" style:font-name="Arial" fo:font-size="11pt" fo:font-weight="normal" officeooo:rsid="02ecfb36" officeooo:paragraph-rsid="02ecfb36" style:font-name-asian="Noto Sans CJK SC Regular" style:font-size-asian="11pt" style:font-weight-asian="normal" style:font-name-complex="FreeSans1" style:font-size-complex="11pt" style:font-weight-complex="normal"/>
    </style:style>
    <style:style style:name="P8" style:family="paragraph" style:parent-style-name="Text_20_body">
      <style:text-properties style:use-window-font-color="true" loext:opacity="0%" style:font-name="Arial" fo:font-size="11pt" fo:font-weight="bold" officeooo:rsid="0275a526" officeooo:paragraph-rsid="02e82e6a" style:font-name-asian="Noto Sans CJK SC Regular" style:font-size-asian="11pt" style:font-weight-asian="bold" style:font-name-complex="FreeSans1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paragraph-rsid="027bedb0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277f717" officeooo:paragraph-rsid="027bedb0" style:font-weight-asian="bold" style:font-weight-complex="bold"/>
    </style:style>
    <style:style style:name="P12" style:family="paragraph" style:parent-style-name="Text_20_body">
      <style:text-properties fo:font-weight="bold" officeooo:rsid="0275f89b" officeooo:paragraph-rsid="027bedb0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2a38e1a" officeooo:paragraph-rsid="02a38e1a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2ea2195" officeooo:paragraph-rsid="02ea2195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officeooo:rsid="0277f717" officeooo:paragraph-rsid="027bedb0"/>
    </style:style>
    <style:style style:name="P16" style:family="paragraph" style:parent-style-name="Table_20_Contents">
      <style:paragraph-properties fo:text-align="justify" style:justify-single-word="false"/>
      <style:text-properties officeooo:rsid="0277f717" officeooo:paragraph-rsid="02ffd667"/>
    </style:style>
    <style:style style:name="P17" style:family="paragraph" style:parent-style-name="Table_20_Contents">
      <style:paragraph-properties fo:text-align="center" style:justify-single-word="false"/>
      <style:text-properties officeooo:rsid="0277f717" officeooo:paragraph-rsid="02a38e1a"/>
    </style:style>
    <style:style style:name="P18" style:family="paragraph" style:parent-style-name="Table_20_Contents">
      <style:paragraph-properties fo:text-align="center" style:justify-single-word="false"/>
      <style:text-properties officeooo:rsid="0277f717" officeooo:paragraph-rsid="02f1dd3d"/>
    </style:style>
    <style:style style:name="P19" style:family="paragraph" style:parent-style-name="Table_20_Contents">
      <style:paragraph-properties fo:text-align="center" style:justify-single-word="false"/>
      <style:text-properties officeooo:rsid="0277f717" officeooo:paragraph-rsid="02f2bf04"/>
    </style:style>
    <style:style style:name="P20" style:family="paragraph" style:parent-style-name="Standard">
      <style:paragraph-properties fo:text-align="center" style:justify-single-word="false"/>
      <style:text-properties officeooo:rsid="02ea2195" officeooo:paragraph-rsid="02ea2195"/>
    </style:style>
    <style:style style:name="P21" style:family="paragraph" style:parent-style-name="Table_20_Contents">
      <style:paragraph-properties fo:text-align="center" style:justify-single-word="false"/>
      <style:text-properties officeooo:rsid="02ea2195" officeooo:paragraph-rsid="02ea2195"/>
    </style:style>
    <style:style style:name="P22" style:family="paragraph" style:parent-style-name="Standard">
      <style:paragraph-properties fo:text-align="center" style:justify-single-word="false"/>
      <style:text-properties officeooo:rsid="02ea260b" officeooo:paragraph-rsid="02ea260b"/>
    </style:style>
    <style:style style:name="P23" style:family="paragraph" style:parent-style-name="Table_20_Contents">
      <style:paragraph-properties fo:text-align="center" style:justify-single-word="false"/>
      <style:text-properties officeooo:rsid="02ea260b" officeooo:paragraph-rsid="02ea260b"/>
    </style:style>
    <style:style style:name="P24" style:family="paragraph" style:parent-style-name="Table_20_Contents">
      <style:paragraph-properties fo:text-align="end" style:justify-single-word="false"/>
      <style:text-properties officeooo:paragraph-rsid="027bedb0"/>
    </style:style>
    <style:style style:name="P25" style:family="paragraph" style:parent-style-name="Table_20_Contents">
      <style:paragraph-properties fo:text-align="center" style:justify-single-word="false"/>
      <style:text-properties fo:font-weight="normal" officeooo:rsid="0277f717" officeooo:paragraph-rsid="027bedb0" style:font-weight-asian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font-weight="normal" officeooo:rsid="0277f717" officeooo:paragraph-rsid="02ea2195" style:font-weight-asian="normal" style:font-weight-complex="normal"/>
    </style:style>
    <style:style style:name="P27" style:family="paragraph" style:parent-style-name="Table_20_Contents">
      <style:paragraph-properties fo:text-align="justify" style:justify-single-word="false"/>
      <style:text-properties fo:font-weight="normal" officeooo:rsid="0277f717" officeooo:paragraph-rsid="027bedb0" style:font-weight-asian="normal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fo:font-weight="normal" officeooo:rsid="0277f717" officeooo:paragraph-rsid="027bedb0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font-weight="normal" officeooo:rsid="02ea2195" officeooo:paragraph-rsid="02ea2195" style:font-weight-asian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weight="normal" officeooo:rsid="02ecfb36" officeooo:paragraph-rsid="02f1dd3d" style:font-weight-asian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weight="normal" officeooo:rsid="02ecfb36" officeooo:paragraph-rsid="02ecfb36" style:font-weight-asian="normal" style:font-weight-complex="normal"/>
    </style:style>
    <style:style style:name="P32" style:family="paragraph" style:parent-style-name="Text_20_body">
      <style:text-properties officeooo:rsid="0269cb7a" officeooo:paragraph-rsid="027bedb0"/>
    </style:style>
    <style:style style:name="P33" style:family="paragraph" style:parent-style-name="Standard">
      <style:paragraph-properties fo:text-align="center" style:justify-single-word="false"/>
      <style:text-properties officeooo:rsid="02f1dd3d" officeooo:paragraph-rsid="02f1dd3d"/>
    </style:style>
    <style:style style:name="P34" style:family="paragraph" style:parent-style-name="Standard">
      <style:paragraph-properties fo:text-align="center" style:justify-single-word="false"/>
      <style:text-properties officeooo:rsid="02f2bf04" officeooo:paragraph-rsid="02f2bf04"/>
    </style:style>
    <style:style style:name="P35" style:family="paragraph" style:parent-style-name="Standard">
      <style:paragraph-properties fo:text-align="center" style:justify-single-word="false"/>
      <style:text-properties officeooo:rsid="02f637d6" officeooo:paragraph-rsid="02f637d6"/>
    </style:style>
    <style:style style:name="P36" style:family="paragraph" style:parent-style-name="Table_20_Contents">
      <style:paragraph-properties fo:text-align="center" style:justify-single-word="false"/>
      <style:text-properties officeooo:rsid="02f637d6" officeooo:paragraph-rsid="02f637d6"/>
    </style:style>
    <style:style style:name="P37" style:family="paragraph" style:parent-style-name="Table_20_Contents">
      <style:paragraph-properties fo:text-align="center" style:justify-single-word="false"/>
      <style:text-properties officeooo:rsid="02f637d6" officeooo:paragraph-rsid="02f76bf1"/>
    </style:style>
    <style:style style:name="P38" style:family="paragraph" style:parent-style-name="Standard">
      <style:paragraph-properties fo:text-align="center" style:justify-single-word="false"/>
      <style:text-properties officeooo:rsid="02f82f0d" officeooo:paragraph-rsid="02f82f0d"/>
    </style:style>
    <style:style style:name="P39" style:family="paragraph" style:parent-style-name="Table_20_Contents">
      <style:paragraph-properties fo:text-align="center" style:justify-single-word="false"/>
      <style:text-properties officeooo:rsid="02f82f0d" officeooo:paragraph-rsid="02f82f0d"/>
    </style:style>
    <style:style style:name="P40" style:family="paragraph" style:parent-style-name="Standard">
      <style:paragraph-properties fo:text-align="center" style:justify-single-word="false"/>
      <style:text-properties officeooo:rsid="02f82f0d" officeooo:paragraph-rsid="02ffd667"/>
    </style:style>
    <style:style style:name="P41" style:family="paragraph" style:parent-style-name="Standard">
      <style:paragraph-properties fo:text-align="center" style:justify-single-word="false"/>
      <style:text-properties officeooo:rsid="02ffd667" officeooo:paragraph-rsid="02ffd667"/>
    </style:style>
    <style:style style:name="P42" style:family="paragraph" style:parent-style-name="Table_20_Contents">
      <style:paragraph-properties fo:text-align="center" style:justify-single-word="false"/>
      <style:text-properties officeooo:rsid="026ec750" officeooo:paragraph-rsid="02f2bf04"/>
    </style:style>
    <style:style style:name="P43" style:family="paragraph" style:parent-style-name="Text_20_body">
      <style:paragraph-properties fo:text-align="start" style:justify-single-word="false"/>
      <style:text-properties officeooo:rsid="031b399d" officeooo:paragraph-rsid="03071bca"/>
    </style:style>
    <style:style style:name="P44" style:family="paragraph" style:parent-style-name="Heading_20_1" style:master-page-name="First_20_Page">
      <style:paragraph-properties fo:text-align="center" style:justify-single-word="false" style:page-number="auto"/>
    </style:style>
    <style:style style:name="T1" style:family="text">
      <style:text-properties style:font-name="Arial1" fo:font-size="10pt" style:text-underline-style="none" officeooo:rsid="022a544a" style:font-size-asian="10pt" style:font-size-complex="10pt"/>
    </style:style>
    <style:style style:name="T2" style:family="text">
      <style:text-properties style:font-name="Arial1" fo:font-size="10pt" style:text-underline-style="none" officeooo:rsid="001b2f40" style:font-size-asian="10pt" style:font-size-complex="10pt"/>
    </style:style>
    <style:style style:name="T3" style:family="text">
      <style:text-properties style:font-name="Arial1" fo:font-size="10pt" style:text-underline-style="none" officeooo:rsid="00337d03" style:font-size-asian="10pt" style:font-size-complex="10pt"/>
    </style:style>
    <style:style style:name="T4" style:family="text">
      <style:text-properties style:font-name="Arial1" fo:font-size="10pt" style:text-underline-style="none" officeooo:rsid="02f0a2c1" style:font-size-asian="10pt" style:font-size-complex="10pt"/>
    </style:style>
    <style:style style:name="T5" style:family="text">
      <style:text-properties style:font-name="Arial1" fo:font-size="10pt" style:text-underline-style="none" officeooo:rsid="0269cb7a" style:font-size-asian="10pt" style:font-size-complex="10pt"/>
    </style:style>
    <style:style style:name="T6" style:family="text">
      <style:text-properties style:font-name="Arial1" fo:font-size="10pt" style:text-underline-style="none" officeooo:rsid="02e5f899" style:font-size-asian="10pt" style:font-size-complex="10pt"/>
    </style:style>
    <style:style style:name="T7" style:family="text">
      <style:text-properties style:use-window-font-color="true" loext:opacity="0%" style:font-name="Arial" fo:font-size="11pt" fo:font-weight="normal" style:font-name-asian="Noto Sans CJK SC Regular" style:font-size-asian="11pt" style:font-weight-asian="normal" style:font-name-complex="FreeSans1" style:font-size-complex="11pt" style:font-weight-complex="normal"/>
    </style:style>
    <style:style style:name="T8" style:family="text">
      <style:text-properties style:use-window-font-color="true" loext:opacity="0%" style:font-name="Arial" fo:font-size="11pt" fo:font-weight="normal" officeooo:rsid="02a80433" style:font-name-asian="Noto Sans CJK SC Regular" style:font-size-asian="11pt" style:font-weight-asian="normal" style:font-name-complex="FreeSans1" style:font-size-complex="11pt" style:font-weight-complex="normal"/>
    </style:style>
    <style:style style:name="T9" style:family="text">
      <style:text-properties style:use-window-font-color="true" loext:opacity="0%" style:font-name="Arial" fo:font-size="11pt" fo:font-weight="normal" officeooo:rsid="02bc3c32" style:font-name-asian="Noto Sans CJK SC Regular" style:font-size-asian="11pt" style:font-weight-asian="normal" style:font-name-complex="FreeSans1" style:font-size-complex="11pt" style:font-weight-complex="normal"/>
    </style:style>
    <style:style style:name="T10" style:family="text">
      <style:text-properties style:use-window-font-color="true" loext:opacity="0%" style:font-name="Arial" fo:font-size="11pt" fo:font-weight="normal" officeooo:rsid="02e8baac" style:font-name-asian="Noto Sans CJK SC Regular" style:font-size-asian="11pt" style:font-weight-asian="normal" style:font-name-complex="FreeSans1" style:font-size-complex="11pt" style:font-weight-complex="normal"/>
    </style:style>
    <style:style style:name="T11" style:family="text">
      <style:text-properties style:use-window-font-color="true" loext:opacity="0%" style:font-name="Arial" fo:font-size="11pt" style:font-name-asian="Noto Sans CJK SC Regular" style:font-size-asian="11pt" style:font-name-complex="FreeSans1" style:font-size-complex="11pt"/>
    </style:style>
    <style:style style:name="T12" style:family="text">
      <style:text-properties style:use-window-font-color="true" loext:opacity="0%" style:font-name="Arial" fo:font-size="11pt" officeooo:rsid="0268597c" style:font-name-asian="Noto Sans CJK SC Regular" style:font-size-asian="11pt" style:font-name-complex="FreeSans1" style:font-size-complex="11pt"/>
    </style:style>
    <style:style style:name="T13" style:family="text">
      <style:text-properties style:use-window-font-color="true" loext:opacity="0%" style:font-name="Arial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14" style:family="text">
      <style:text-properties style:use-window-font-color="true" loext:opacity="0%" style:font-name="Arial" fo:font-size="14pt" fo:font-weight="bold" officeooo:rsid="02157811" style:font-name-asian="Noto Sans CJK SC Regular" style:font-size-asian="14pt" style:font-weight-asian="bold" style:font-name-complex="FreeSans1" style:font-size-complex="14pt" style:font-weight-complex="bold"/>
    </style:style>
    <style:style style:name="T15" style:family="text">
      <style:text-properties style:use-window-font-color="true" loext:opacity="0%" style:font-name="Arial" fo:font-size="14pt" fo:font-weight="bold" officeooo:rsid="0269cb7a" style:font-name-asian="Noto Sans CJK SC Regular" style:font-size-asian="14pt" style:font-weight-asian="bold" style:font-name-complex="FreeSans1" style:font-size-complex="14pt" style:font-weight-complex="bold"/>
    </style:style>
    <style:style style:name="T16" style:family="text">
      <style:text-properties style:use-window-font-color="true" loext:opacity="0%" style:font-name="Arial" fo:font-size="14pt" fo:font-weight="bold" officeooo:rsid="026b0a5a" style:font-name-asian="Noto Sans CJK SC Regular" style:font-size-asian="14pt" style:font-weight-asian="bold" style:font-name-complex="FreeSans1" style:font-size-complex="14pt" style:font-weight-complex="bold"/>
    </style:style>
    <style:style style:name="T17" style:family="text">
      <style:text-properties style:use-window-font-color="true" loext:opacity="0%" style:font-name="Arial" fo:font-size="14pt" fo:font-weight="bold" officeooo:rsid="02f0a2c1" style:font-name-asian="Noto Sans CJK SC Regular" style:font-size-asian="14pt" style:font-weight-asian="bold" style:font-name-complex="FreeSans1" style:font-size-complex="14pt" style:font-weight-complex="bold"/>
    </style:style>
    <style:style style:name="T18" style:family="text">
      <style:text-properties officeooo:rsid="02a38e1a"/>
    </style:style>
    <style:style style:name="T19" style:family="text">
      <style:text-properties officeooo:rsid="02ea2195"/>
    </style:style>
    <style:style style:name="T20" style:family="text">
      <style:text-properties officeooo:rsid="02f1dd3d"/>
    </style:style>
    <style:style style:name="T21" style:family="text">
      <style:text-properties officeooo:rsid="0277f717"/>
    </style:style>
    <style:style style:name="T22" style:family="text">
      <style:text-properties officeooo:rsid="0351a1b5"/>
    </style:style>
    <style:style style:name="T23" style:family="text">
      <style:text-properties officeooo:rsid="0353cbb5"/>
    </style:style>
    <style:style style:name="T24" style:family="text">
      <style:text-properties officeooo:rsid="035a8885"/>
    </style:style>
    <style:style style:name="T25" style:family="text">
      <style:text-properties officeooo:rsid="02f76bf1"/>
    </style:style>
    <style:style style:name="T26" style:family="text">
      <style:text-properties officeooo:rsid="02fa03a4"/>
    </style:style>
    <style:style style:name="T27" style:family="text">
      <style:text-properties officeooo:rsid="02ff73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4" text:outline-level="1" text:is-list-header="true"><text:span text:style-name="T14">ACTIVIDADES UD</text:span><text:span text:style-name="T17">5</text:span><text:span text:style-name="T16"> - </text:span><text:span text:style-name="T15">SERVIDOR</text:span></text:h>
      <text:p text:style-name="P43"><text:span text:style-name="T13">NOMBRE Y APELLIDOS: </text:span></text:p>
      <text:p text:style-name="P7">Completa las columnas HECHO, CALIFICACIÓN, IE y TOTAL, de la siguiente tabla de calificaciones.</text:p>
      <text:p text:style-name="P12"><text:span text:style-name="T12">T</text:span><text:span text:style-name="T11">ABLA DE CALIFICACION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11">CE</text:p>
          </table:table-cell>
          <table:table-cell table:style-name="Table3.A1" office:value-type="string">
            <text:p text:style-name="P13">ACT<text:span text:style-name="T19">.</text:span></text:p>
          </table:table-cell>
          <table:table-cell table:style-name="Table3.A1" table:number-columns-spanned="2" office:value-type="string">
            <text:p text:style-name="P14">TAREA</text:p>
          </table:table-cell>
          <table:covered-table-cell/>
          <table:table-cell table:style-name="Table3.A1" office:value-type="string">
            <text:p text:style-name="P14">HECHO</text:p>
          </table:table-cell>
          <table:table-cell table:style-name="Table3.A1" office:value-type="string">
            <text:p text:style-name="P11">CALIFICACIÓN</text:p>
          </table:table-cell>
          <table:table-cell table:style-name="Table3.A1" table:number-columns-spanned="2" office:value-type="string">
            <text:p text:style-name="P11">IE</text:p>
          </table:table-cell>
          <table:covered-table-cell/>
          <table:table-cell table:style-name="Table3.I1" office:value-type="string">
            <text:p text:style-name="P11">TOTAL</text:p>
          </table:table-cell>
        </table:table-row>
        <table:table-row table:style-name="Table3.2">
          <table:table-cell table:style-name="Table3.A2" table:number-rows-spanned="2" office:value-type="string">
            <text:p text:style-name="P26">RA<text:span text:style-name="T20">6.</text:span><text:span text:style-name="T26">g</text:span></text:p>
          </table:table-cell>
          <table:table-cell table:style-name="Table3.A2" table:number-rows-spanned="2" office:value-type="string">
            <text:p text:style-name="P26">UD<text:span text:style-name="T20">5</text:span>.1</text:p>
          </table:table-cell>
          <table:table-cell table:style-name="Table3.A2" table:number-rows-spanned="2" office:value-type="string">
            <text:p text:style-name="P29">a</text:p>
          </table:table-cell>
          <table:table-cell table:style-name="Table3.A2" table:number-rows-spanned="2" office:value-type="string">
            <text:p text:style-name="P31">10p</text:p>
          </table:table-cell>
          <table:table-cell table:style-name="Table3.A2" table:number-rows-spanned="2" office:value-type="string">
            <text:p text:style-name="P29"/>
          </table:table-cell>
          <table:table-cell table:style-name="Table3.A2" table:number-rows-spanned="2" office:value-type="string">
            <text:p text:style-name="P28"/>
          </table:table-cell>
          <table:table-cell table:style-name="Table3.A2" office:value-type="string">
            <text:p text:style-name="P27">I3 - 90%</text:p>
          </table:table-cell>
          <table:table-cell table:style-name="Table3.A2" office:value-type="string">
            <text:p text:style-name="P25"/>
          </table:table-cell>
          <table:table-cell table:style-name="Table3.I2" table:number-rows-spanned="2" office:value-type="string">
            <text:p text:style-name="P25"/>
          </table:table-cell>
        </table:table-row>
        <table:table-row table:style-name="Table3.2">
          <table:covered-table-cell table:style-name="Table3.A3"/>
          <table:covered-table-cell table:style-name="Table3.B3"/>
          <table:covered-table-cell table:style-name="Table3.A2"/>
          <table:covered-table-cell table:style-name="Table3.A2"/>
          <table:covered-table-cell table:style-name="Table3.A2"/>
          <table:covered-table-cell table:style-name="Table3.F3"/>
          <table:table-cell table:style-name="Table3.G3" office:value-type="string">
            <text:p text:style-name="P15">I6 - 10%</text:p>
          </table:table-cell>
          <table:table-cell table:style-name="Table3.H3" office:value-type="string">
            <text:p text:style-name="P11"/>
          </table:table-cell>
          <table:covered-table-cell table:style-name="Table3.I3"/>
        </table:table-row>
        <table:table-row table:style-name="Table3.4">
          <table:table-cell table:style-name="Table3.A2" table:number-rows-spanned="2" office:value-type="string">
            <text:p text:style-name="P18">RA<text:span text:style-name="T20">6</text:span>.<text:span text:style-name="T20">b</text:span></text:p>
          </table:table-cell>
          <table:table-cell table:style-name="Table3.A2" table:number-rows-spanned="2" office:value-type="string">
            <text:p text:style-name="P18">UD<text:span text:style-name="T20">5</text:span>.<text:span text:style-name="T18">2</text:span></text:p>
          </table:table-cell>
          <table:table-cell table:style-name="Table3.A2" table:number-rows-spanned="2" office:value-type="string">
            <text:p text:style-name="P33"/>
          </table:table-cell>
          <table:table-cell table:style-name="Table3.A2" table:number-rows-spanned="2" office:value-type="string">
            <text:p text:style-name="P30">10p</text:p>
          </table:table-cell>
          <table:table-cell table:style-name="Table3.A2" table:number-rows-spanned="2" office:value-type="string">
            <text:p text:style-name="P10"/>
          </table:table-cell>
          <table:table-cell table:style-name="Table3.A2" table:number-rows-spanned="2" office:value-type="string">
            <text:p text:style-name="P10"/>
          </table:table-cell>
          <table:table-cell table:style-name="Table3.A2" office:value-type="string">
            <text:p text:style-name="P25">I3 - 90%</text:p>
          </table:table-cell>
          <table:table-cell table:style-name="Table3.A2" office:value-type="string">
            <text:p text:style-name="P11"/>
          </table:table-cell>
          <table:table-cell table:style-name="Table3.I2" table:number-rows-spanned="2" office:value-type="string">
            <text:p text:style-name="P10"/>
          </table:table-cell>
        </table:table-row>
        <table:table-row table:style-name="Table3.4">
          <table:covered-table-cell table:style-name="Table3.A3"/>
          <table:covered-table-cell table:style-name="Table3.B3"/>
          <table:covered-table-cell table:style-name="Table3.A2"/>
          <table:covered-table-cell table:style-name="Table3.A2"/>
          <table:covered-table-cell table:style-name="Table3.A2"/>
          <table:covered-table-cell table:style-name="Table3.F3"/>
          <table:table-cell table:style-name="Table3.G3" office:value-type="string">
            <text:p text:style-name="P15">I6 - 10%</text:p>
          </table:table-cell>
          <table:table-cell table:style-name="Table3.H3" office:value-type="string">
            <text:p text:style-name="P11"/>
          </table:table-cell>
          <table:covered-table-cell table:style-name="Table3.I3"/>
        </table:table-row>
        <table:table-row table:style-name="Table3.2">
          <table:table-cell table:style-name="Table3.A6" table:number-rows-spanned="7" office:value-type="string">
            <text:p text:style-name="P19">RA<text:span text:style-name="T20">6</text:span>.<text:span text:style-name="T20">c</text:span></text:p>
          </table:table-cell>
          <table:table-cell table:style-name="Table3.B6" table:number-rows-spanned="7" office:value-type="string">
            <text:p text:style-name="P19">UD<text:span text:style-name="T20">5</text:span>.<text:span text:style-name="T18">3</text:span></text:p>
          </table:table-cell>
          <table:table-cell table:style-name="Table3.C6" office:value-type="string">
            <text:p text:style-name="P21">a</text:p>
          </table:table-cell>
          <table:table-cell table:style-name="Table3.D6" office:value-type="string">
            <text:p text:style-name="P36">1p</text:p>
          </table:table-cell>
          <table:table-cell table:style-name="Table3.E6" office:value-type="string">
            <text:p text:style-name="P21"/>
          </table:table-cell>
          <table:table-cell table:style-name="Table3.F6" table:number-rows-spanned="7" office:value-type="string">
            <text:p text:style-name="P24"/>
          </table:table-cell>
          <table:table-cell table:style-name="Table3.G6" office:value-type="string">
            <text:p text:style-name="P15">I3 - 90%</text:p>
          </table:table-cell>
          <table:table-cell table:style-name="Table3.H6" office:value-type="string">
            <text:p text:style-name="P15"/>
          </table:table-cell>
          <table:table-cell table:style-name="Table3.I6" table:number-rows-spanned="7" office:value-type="string">
            <text:p text:style-name="P9"/>
          </table:table-cell>
        </table:table-row>
        <table:table-row table:style-name="Table3.2">
          <table:covered-table-cell table:style-name="Table3.A6"/>
          <table:covered-table-cell table:style-name="Table3.B7"/>
          <table:table-cell table:style-name="Table3.C7" office:value-type="string">
            <text:p text:style-name="P20">b</text:p>
          </table:table-cell>
          <table:table-cell table:style-name="Table3.D7" office:value-type="string">
            <text:p text:style-name="P35">0.5p</text:p>
          </table:table-cell>
          <table:table-cell table:style-name="Table3.E7" office:value-type="string">
            <text:p text:style-name="P20"/>
          </table:table-cell>
          <table:covered-table-cell table:style-name="Table3.F7"/>
          <table:table-cell table:style-name="Table3.G7" table:number-rows-spanned="6" office:value-type="string">
            <text:p text:style-name="P15">I6 - 10%</text:p>
          </table:table-cell>
          <table:table-cell table:style-name="Table3.H6" table:number-rows-spanned="6" office:value-type="string">
            <text:p text:style-name="P15"/>
          </table:table-cell>
          <table:covered-table-cell table:style-name="Table3.I7"/>
        </table:table-row>
        <table:table-row table:style-name="Table3.2">
          <table:covered-table-cell table:style-name="Table3.A6"/>
          <table:covered-table-cell table:style-name="Table3.B7"/>
          <table:table-cell table:style-name="Table3.C8" office:value-type="string">
            <text:p text:style-name="P20">c</text:p>
          </table:table-cell>
          <table:table-cell table:style-name="Table3.D8" office:value-type="string">
            <text:p text:style-name="P36">1p</text:p>
          </table:table-cell>
          <table:table-cell table:style-name="Table3.E8" office:value-type="string">
            <text:p text:style-name="P20"/>
          </table:table-cell>
          <table:covered-table-cell table:style-name="Table3.F8"/>
          <table:covered-table-cell table:style-name="Table3.G7"/>
          <table:covered-table-cell table:style-name="Table3.H6"/>
          <table:covered-table-cell table:style-name="Table3.I8"/>
        </table:table-row>
        <table:table-row table:style-name="Table3.2">
          <table:covered-table-cell table:style-name="Table3.A6"/>
          <table:covered-table-cell table:style-name="Table3.B7"/>
          <table:table-cell table:style-name="Table3.C9" office:value-type="string">
            <text:p text:style-name="P20">d</text:p>
          </table:table-cell>
          <table:table-cell table:style-name="Table3.D9" office:value-type="string">
            <text:p text:style-name="P36">1<text:span text:style-name="T27">.5</text:span>p</text:p>
          </table:table-cell>
          <table:table-cell table:style-name="Table3.E9" office:value-type="string">
            <text:p text:style-name="P20"/>
          </table:table-cell>
          <table:covered-table-cell table:style-name="Table3.F9"/>
          <table:covered-table-cell table:style-name="Table3.G7"/>
          <table:covered-table-cell table:style-name="Table3.H6"/>
          <table:covered-table-cell table:style-name="Table3.I9"/>
        </table:table-row>
        <table:table-row table:style-name="Table3.2">
          <table:covered-table-cell table:style-name="Table3.A6"/>
          <table:covered-table-cell table:style-name="Table3.B7"/>
          <table:table-cell table:style-name="Table3.C10" office:value-type="string">
            <text:p text:style-name="P20">e</text:p>
          </table:table-cell>
          <table:table-cell table:style-name="Table3.D10" office:value-type="string">
            <text:p text:style-name="P35"><text:span text:style-name="T27">2</text:span>p</text:p>
          </table:table-cell>
          <table:table-cell table:style-name="Table3.E10" office:value-type="string">
            <text:p text:style-name="P20"/>
          </table:table-cell>
          <table:covered-table-cell table:style-name="Table3.F10"/>
          <table:covered-table-cell table:style-name="Table3.G7"/>
          <table:covered-table-cell table:style-name="Table3.H6"/>
          <table:covered-table-cell table:style-name="Table3.I10"/>
        </table:table-row>
        <table:table-row table:style-name="Table3.2">
          <table:covered-table-cell table:style-name="Table3.A6"/>
          <table:covered-table-cell table:style-name="Table3.B7"/>
          <table:table-cell table:style-name="Table3.C11" office:value-type="string">
            <text:p text:style-name="P20">f</text:p>
          </table:table-cell>
          <table:table-cell table:style-name="Table3.D11" office:value-type="string">
            <text:p text:style-name="P35"><text:span text:style-name="T27">2</text:span>p</text:p>
          </table:table-cell>
          <table:table-cell table:style-name="Table3.E11" office:value-type="string">
            <text:p text:style-name="P20"/>
          </table:table-cell>
          <table:covered-table-cell table:style-name="Table3.F11"/>
          <table:covered-table-cell table:style-name="Table3.G7"/>
          <table:covered-table-cell table:style-name="Table3.H6"/>
          <table:covered-table-cell table:style-name="Table3.I11"/>
        </table:table-row>
        <table:table-row table:style-name="Table3.2">
          <table:covered-table-cell table:style-name="Table3.A12"/>
          <table:covered-table-cell table:style-name="Table3.B12"/>
          <table:table-cell table:style-name="Table3.C12" office:value-type="string">
            <text:p text:style-name="P34">g</text:p>
          </table:table-cell>
          <table:table-cell table:style-name="Table3.D12" office:value-type="string">
            <text:p text:style-name="P35"><text:span text:style-name="T27">2</text:span>p</text:p>
          </table:table-cell>
          <table:table-cell table:style-name="Table3.E12" office:value-type="string">
            <text:p text:style-name="P20"/>
          </table:table-cell>
          <table:covered-table-cell table:style-name="Table3.F12"/>
          <table:covered-table-cell table:style-name="Table3.G12"/>
          <table:covered-table-cell table:style-name="Table3.H12"/>
          <table:covered-table-cell table:style-name="Table3.I12"/>
        </table:table-row>
        <table:table-row table:style-name="Table3.2">
          <table:table-cell table:style-name="Table3.A6" table:number-rows-spanned="5" office:value-type="string">
            <text:p text:style-name="P19">RA<text:span text:style-name="T20">6</text:span>.<text:span text:style-name="T20">d</text:span></text:p>
          </table:table-cell>
          <table:table-cell table:style-name="Table3.B13" table:number-rows-spanned="5" office:value-type="string">
            <text:p text:style-name="P19">UD<text:span text:style-name="T20">5</text:span>.<text:span text:style-name="T18">4</text:span></text:p>
          </table:table-cell>
          <table:table-cell table:style-name="Table3.C13" office:value-type="string">
            <text:p text:style-name="P21">a</text:p>
          </table:table-cell>
          <table:table-cell table:style-name="Table3.D13" office:value-type="string">
            <text:p text:style-name="P37">1p</text:p>
          </table:table-cell>
          <table:table-cell table:style-name="Table3.E13" office:value-type="string">
            <text:p text:style-name="P17"/>
          </table:table-cell>
          <table:table-cell table:style-name="Table3.F13" table:number-rows-spanned="5" office:value-type="string">
            <text:p text:style-name="P24"/>
          </table:table-cell>
          <table:table-cell table:style-name="Table3.G13" office:value-type="string">
            <text:p text:style-name="P15">I3 - 90%</text:p>
          </table:table-cell>
          <table:table-cell table:style-name="Table3.H6" office:value-type="string">
            <text:p text:style-name="P15"/>
          </table:table-cell>
          <table:table-cell table:style-name="Table3.I13" table:number-rows-spanned="5" office:value-type="string">
            <text:p text:style-name="P9"/>
          </table:table-cell>
        </table:table-row>
        <table:table-row table:style-name="Table3.2">
          <table:covered-table-cell table:style-name="Table3.A6"/>
          <table:covered-table-cell table:style-name="Table3.B14"/>
          <table:table-cell table:style-name="Table3.C14" office:value-type="string">
            <text:p text:style-name="P20">b</text:p>
          </table:table-cell>
          <table:table-cell table:style-name="Table3.D14" office:value-type="string">
            <text:p text:style-name="P37">1p</text:p>
          </table:table-cell>
          <table:table-cell table:style-name="Table3.E14" office:value-type="string">
            <text:p text:style-name="P10"/>
          </table:table-cell>
          <table:covered-table-cell table:style-name="Table3.F14"/>
          <table:table-cell table:style-name="Table3.G14" table:number-rows-spanned="4" office:value-type="string">
            <text:p text:style-name="P15">I6 - 10%</text:p>
          </table:table-cell>
          <table:table-cell table:style-name="Table3.H6" table:number-rows-spanned="4" office:value-type="string">
            <text:p text:style-name="P15"/>
          </table:table-cell>
          <table:covered-table-cell table:style-name="Table3.I14"/>
        </table:table-row>
        <table:table-row table:style-name="Table3.2">
          <table:covered-table-cell table:style-name="Table3.A6"/>
          <table:covered-table-cell table:style-name="Table3.B14"/>
          <table:table-cell table:style-name="Table3.C14" office:value-type="string">
            <text:p text:style-name="P20">c</text:p>
          </table:table-cell>
          <table:table-cell table:style-name="Table3.D14" office:value-type="string">
            <text:p text:style-name="P37"><text:span text:style-name="T25">3</text:span>p</text:p>
          </table:table-cell>
          <table:table-cell table:style-name="Table3.E15" office:value-type="string">
            <text:p text:style-name="P10"/>
          </table:table-cell>
          <table:covered-table-cell table:style-name="Table3.F15"/>
          <table:covered-table-cell table:style-name="Table3.G14"/>
          <table:covered-table-cell table:style-name="Table3.H6"/>
          <table:covered-table-cell table:style-name="Table3.I14"/>
        </table:table-row>
        <table:table-row table:style-name="Table3.2">
          <table:covered-table-cell table:style-name="Table3.A6"/>
          <table:covered-table-cell table:style-name="Table3.B14"/>
          <table:table-cell table:style-name="Table3.C14" office:value-type="string">
            <text:p text:style-name="P20">d</text:p>
          </table:table-cell>
          <table:table-cell table:style-name="Table3.D14" office:value-type="string">
            <text:p text:style-name="P37">1p</text:p>
          </table:table-cell>
          <table:table-cell table:style-name="Table3.E16" office:value-type="string">
            <text:p text:style-name="P10"/>
          </table:table-cell>
          <table:covered-table-cell table:style-name="Table3.F16"/>
          <table:covered-table-cell table:style-name="Table3.G14"/>
          <table:covered-table-cell table:style-name="Table3.H6"/>
          <table:covered-table-cell table:style-name="Table3.I14"/>
        </table:table-row>
        <table:table-row table:style-name="Table3.2">
          <table:covered-table-cell table:style-name="Table3.A17"/>
          <table:covered-table-cell table:style-name="Table3.B17"/>
          <table:table-cell table:style-name="Table3.C17" office:value-type="string">
            <text:p text:style-name="P20">e</text:p>
          </table:table-cell>
          <table:table-cell table:style-name="Table3.D17" office:value-type="string">
            <text:p text:style-name="P37">1p</text:p>
          </table:table-cell>
          <table:table-cell table:style-name="Table3.E17" office:value-type="string">
            <text:p text:style-name="P10"/>
          </table:table-cell>
          <table:covered-table-cell table:style-name="Table3.F17"/>
          <table:covered-table-cell table:style-name="Table3.G17"/>
          <table:covered-table-cell table:style-name="Table3.H17"/>
          <table:covered-table-cell table:style-name="Table3.I17"/>
        </table:table-row>
        <table:table-row table:style-name="Table3.2">
          <table:table-cell table:style-name="Table3.A18" table:number-rows-spanned="2" office:value-type="string">
            <text:p text:style-name="P19">RA<text:span text:style-name="T20">6</text:span>.<text:span text:style-name="T20">e</text:span></text:p>
          </table:table-cell>
          <table:table-cell table:style-name="Table3.B18" table:number-rows-spanned="2" office:value-type="string">
            <text:p text:style-name="P19">UD<text:span text:style-name="T20">5</text:span>.<text:span text:style-name="T18">5</text:span></text:p>
          </table:table-cell>
          <table:table-cell table:style-name="Table3.C18" office:value-type="string">
            <text:p text:style-name="P23">a</text:p>
          </table:table-cell>
          <table:table-cell table:style-name="Table3.D18" office:value-type="string">
            <text:p text:style-name="P39">5p</text:p>
          </table:table-cell>
          <table:table-cell table:style-name="Table3.E18" office:value-type="string">
            <text:p text:style-name="P17"/>
          </table:table-cell>
          <table:table-cell table:style-name="Table3.F18" table:number-rows-spanned="2" office:value-type="string">
            <text:p text:style-name="P24"/>
          </table:table-cell>
          <table:table-cell table:style-name="Table3.G18" office:value-type="string">
            <text:p text:style-name="P15">I3 - 90%</text:p>
          </table:table-cell>
          <table:table-cell table:style-name="Table3.H18" office:value-type="string">
            <text:p text:style-name="P15"/>
          </table:table-cell>
          <table:table-cell table:style-name="Table3.I18" table:number-rows-spanned="2" office:value-type="string">
            <text:p text:style-name="P9"/>
          </table:table-cell>
        </table:table-row>
        <table:table-row table:style-name="Table3.2">
          <table:covered-table-cell table:style-name="Table3.A6"/>
          <table:covered-table-cell table:style-name="Table3.B19"/>
          <table:table-cell table:style-name="Table3.C19" office:value-type="string">
            <text:p text:style-name="P22">c</text:p>
          </table:table-cell>
          <table:table-cell table:style-name="Table3.D19" office:value-type="string">
            <text:p text:style-name="P38">5p</text:p>
          </table:table-cell>
          <table:table-cell table:style-name="Table3.E19" office:value-type="string">
            <text:p text:style-name="P10"/>
          </table:table-cell>
          <table:covered-table-cell table:style-name="Table3.F19"/>
          <table:table-cell table:style-name="Table3.G19" office:value-type="string">
            <text:p text:style-name="Standard"/>
          </table:table-cell>
          <table:table-cell table:style-name="Table3.H6" office:value-type="string">
            <text:p text:style-name="Standard"/>
          </table:table-cell>
          <table:covered-table-cell table:style-name="Table3.I19"/>
        </table:table-row>
        <table:table-row table:style-name="Table3.2">
          <table:table-cell table:style-name="Table3.A20" table:number-rows-spanned="4" office:value-type="string">
            <text:p text:style-name="P42"><text:span text:style-name="T21">RA</text:span><text:span text:style-name="T22">6</text:span><text:span text:style-name="T23">.</text:span><text:span text:style-name="T24">f</text:span></text:p>
          </table:table-cell>
          <table:table-cell table:style-name="Table3.B20" table:number-rows-spanned="4" office:value-type="string">
            <text:p text:style-name="P19">UD<text:span text:style-name="T20">5</text:span>.<text:span text:style-name="T20">6</text:span></text:p>
          </table:table-cell>
          <table:table-cell table:style-name="Table3.C20" office:value-type="string">
            <text:p text:style-name="P23">a</text:p>
          </table:table-cell>
          <table:table-cell table:style-name="Table3.D20" office:value-type="string">
            <text:p text:style-name="P39">2p</text:p>
          </table:table-cell>
          <table:table-cell table:style-name="Table3.E20" office:value-type="string">
            <text:p text:style-name="P17"/>
          </table:table-cell>
          <table:table-cell table:style-name="Table3.F20" table:number-rows-spanned="4" office:value-type="string">
            <text:p text:style-name="P24"/>
          </table:table-cell>
          <table:table-cell table:style-name="Table3.G20" table:number-rows-spanned="2" office:value-type="string">
            <text:p text:style-name="P15">I3 - 90%</text:p>
          </table:table-cell>
          <table:table-cell table:style-name="Table3.H20" table:number-rows-spanned="2" office:value-type="string">
            <text:p text:style-name="P15"/>
          </table:table-cell>
          <table:table-cell table:style-name="Table3.I20" table:number-rows-spanned="4" office:value-type="string">
            <text:p text:style-name="P9"/>
          </table:table-cell>
        </table:table-row>
        <table:table-row table:style-name="Table3.2">
          <table:covered-table-cell table:style-name="Table3.A20"/>
          <table:covered-table-cell table:style-name="Table3.B20"/>
          <table:table-cell table:style-name="Table3.C21" office:value-type="string">
            <text:p text:style-name="P22">b</text:p>
          </table:table-cell>
          <table:table-cell table:style-name="Table3.D21" office:value-type="string">
            <text:p text:style-name="P38">4p</text:p>
          </table:table-cell>
          <table:table-cell table:style-name="Table3.E21" office:value-type="string">
            <text:p text:style-name="P10"/>
          </table:table-cell>
          <table:covered-table-cell table:style-name="Table3.F20"/>
          <table:covered-table-cell table:style-name="Table3.G20"/>
          <table:covered-table-cell table:style-name="Table3.H20"/>
          <table:covered-table-cell table:style-name="Table3.I20"/>
        </table:table-row>
        <table:table-row table:style-name="Table3.2">
          <table:covered-table-cell table:style-name="Table3.A20"/>
          <table:covered-table-cell table:style-name="Table3.B20"/>
          <table:table-cell table:style-name="Table3.C22" office:value-type="string">
            <text:p text:style-name="P34">c</text:p>
          </table:table-cell>
          <table:table-cell table:style-name="Table3.D22" office:value-type="string">
            <text:p text:style-name="P38">2p</text:p>
          </table:table-cell>
          <table:table-cell table:style-name="Table3.E22" office:value-type="string">
            <text:p text:style-name="P10"/>
          </table:table-cell>
          <table:covered-table-cell table:style-name="Table3.F20"/>
          <table:table-cell table:style-name="Table3.G20" table:number-rows-spanned="2" office:value-type="string">
            <text:p text:style-name="P16">I6 - 10%</text:p>
          </table:table-cell>
          <table:table-cell table:style-name="Table3.H20" table:number-rows-spanned="2" office:value-type="string">
            <text:p text:style-name="Standard"/>
          </table:table-cell>
          <table:covered-table-cell table:style-name="Table3.I20"/>
        </table:table-row>
        <table:table-row table:style-name="Table3.2">
          <table:covered-table-cell table:style-name="Table3.A20"/>
          <table:covered-table-cell table:style-name="Table3.B20"/>
          <table:table-cell table:style-name="Table3.C23" office:value-type="string">
            <text:p text:style-name="P41">d</text:p>
          </table:table-cell>
          <table:table-cell table:style-name="Table3.D23" office:value-type="string">
            <text:p text:style-name="P40">2p</text:p>
          </table:table-cell>
          <table:table-cell table:style-name="Table3.E23" office:value-type="string">
            <text:p text:style-name="P10"/>
          </table:table-cell>
          <table:covered-table-cell table:style-name="Table3.F20"/>
          <table:covered-table-cell table:style-name="Table3.G20"/>
          <table:covered-table-cell table:style-name="Table3.H20"/>
          <table:covered-table-cell table:style-name="Table3.I20"/>
        </table:table-row>
      </table:table>
      <text:p text:style-name="P8"/>
      <text:p text:style-name="P8"><text:soft-page-break/>INSTRUMENTOS DE EVALUACIÓN</text:p>
      <text:p text:style-name="P6">I3: Realización de proyectos</text:p>
      <text:p text:style-name="P6">I6: Cumplimiento de los plazos de entrega</text:p>
      <text:p text:style-name="P6"/>
      <text:p text:style-name="P32"><text:span text:style-name="T7">Cada </text:span><text:span text:style-name="T8">actividad</text:span><text:span text:style-name="T7"> de este boletín estará ligada a un criterio de evaluación</text:span><text:span text:style-name="T8">, y cada CE tendrá una puntuación de 0 a 10.</text:span><text:span text:style-name="T9"> Cada tarea de cada actividad tiene una puntuación, y se </text:span><text:span text:style-name="T10">considerará</text:span><text:span text:style-name="T9"> como correcta o incorrecta (o bien tendrá toda la puntuación, o 0 en caso de que no cumpla todos los requisitos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1" svg:font-family="Arial" style:font-family-generic="swiss" style:font-pitch="variable"/>
    <style:font-face style:name="Calibri" svg:font-family="Calibri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ystem" style:font-pitch="variable"/>
    <style:font-face style:name="Noto Sans" svg:font-family="'Noto Sans'" style:font-family-generic="swiss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, 'Arial Unicode MS'" style:font-family-generic="swiss"/>
    <style:font-face style:name="Tahoma" svg:font-family="Tahoma" style:font-family-generic="swiss"/>
    <style:font-face style:name="Tahoma1" svg:font-family="Tahoma" style:font-family-generic="system" style:font-pitch="variable"/>
    <style:font-face style:name="Thorndale" svg:font-family="Thorndale" style:font-family-generic="swiss"/>
    <style:font-face style:name="Times New Roman" svg:font-family="'Times New Roman'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in" fo:margin-bottom="0in" style:contextual-spacing="false" fo:line-height="200%" fo:keep-with-next="always"/>
      <style:text-properties style:font-name="Arial" fo:font-family="Arial" style:font-family-generic="swiss" fo:font-size="11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200%" fo:text-align="justify" style:justify-single-word="false" fo:orphans="0" fo:widows="0" style:page-number="auto"/>
    </style:style>
    <style:style style:name="List" style:family="paragraph" style:parent-style-name="Text_20_body" style:class="list">
      <style:text-properties fo:font-size="11pt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1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style:contextual-spacing="false" fo:text-indent="0in" style:auto-text-indent="false"/>
      <style:text-properties fo:font-size="11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in" fo:margin-bottom="0in" style:contextual-spacing="false" fo:text-indent="0in" style:auto-text-indent="false"/>
      <style:text-properties fo:font-size="11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in" fo:margin-bottom="0in" style:contextual-spacing="false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in" fo:margin-bottom="0in" style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1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in" fo:margin-right="0in" fo:line-height="200%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line-height="200%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line-height="200%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top="0in" fo:margin-bottom="0in" style:contextual-spacing="false"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style:contextual-spacing="false" style:line-height-at-least="0.139in" fo:text-align="center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T1_25_20-_25_20Introducción_25_20v3_7e_LT_7e_Gliederung_20_1" style:display-name="UT1%20-%20Introducción%20v3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Gliederung_20_2" style:display-name="UT1%20-%20Introducción%20v3~LT~Gliederung 2" style:family="paragraph" style:parent-style-name="UT1_25_20-_25_20Introducción_25_20v3_7e_LT_7e_Gliederung_20_1" style:default-outline-level="">
      <style:paragraph-properties fo:margin-top="0in" fo:margin-bottom="0.1575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UT1_25_20-_25_20Introducción_25_20v3_7e_LT_7e_Gliederung_20_3" style:display-name="UT1%20-%20Introducción%20v3~LT~Gliederung 3" style:family="paragraph" style:parent-style-name="UT1_25_20-_25_20Introducción_25_20v3_7e_LT_7e_Gliederung_20_2" style:default-outline-level="">
      <style:paragraph-properties fo:margin-top="0in" fo:margin-bottom="0.1181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UT1_25_20-_25_20Introducción_25_20v3_7e_LT_7e_Gliederung_20_4" style:display-name="UT1%20-%20Introducción%20v3~LT~Gliederung 4" style:family="paragraph" style:parent-style-name="UT1_25_20-_25_20Introducción_25_20v3_7e_LT_7e_Gliederung_20_3" style:default-outline-level="">
      <style:paragraph-properties fo:margin-top="0in" fo:margin-bottom="0.0783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5" style:display-name="UT1%20-%20Introducción%20v3~LT~Gliederung 5" style:family="paragraph" style:parent-style-name="UT1_25_20-_25_20Introducción_25_20v3_7e_LT_7e_Gliederung_20_4" style:default-outline-level="">
      <style:paragraph-properties fo:margin-top="0in" fo:margin-bottom="0.0398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6" style:display-name="UT1%20-%20Introducción%20v3~LT~Gliederung 6" style:family="paragraph" style:parent-style-name="UT1_25_20-_25_20Introducción_25_20v3_7e_LT_7e_Gliederung_20_5" style:default-outline-level="">
      <style:paragraph-properties fo:margin-top="0in" fo:margin-bottom="0.0398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7" style:display-name="UT1%20-%20Introducción%20v3~LT~Gliederung 7" style:family="paragraph" style:parent-style-name="UT1_25_20-_25_20Introducción_25_20v3_7e_LT_7e_Gliederung_20_6" style:default-outline-level="">
      <style:paragraph-properties fo:margin-top="0in" fo:margin-bottom="0.0398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8" style:display-name="UT1%20-%20Introducción%20v3~LT~Gliederung 8" style:family="paragraph" style:parent-style-name="UT1_25_20-_25_20Introducción_25_20v3_7e_LT_7e_Gliederung_20_7" style:default-outline-level="">
      <style:paragraph-properties fo:margin-top="0in" fo:margin-bottom="0.0398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9" style:display-name="UT1%20-%20Introducción%20v3~LT~Gliederung 9" style:family="paragraph" style:parent-style-name="UT1_25_20-_25_20Introducción_25_20v3_7e_LT_7e_Gliederung_20_8" style:default-outline-level="">
      <style:paragraph-properties fo:margin-top="0in" fo:margin-bottom="0.0398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Titel" style:display-name="UT1%20-%20Introducción%20v3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44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Untertitel" style:display-name="UT1%20-%20Introducción%20v3~LT~Unter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Notizen" style:display-name="UT1%20-%20Introducción%20v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Hintergrundobjekte" style:display-name="UT1%20-%20Introducción%20v3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UT1_25_20-_25_20Introducción_25_20v3_7e_LT_7e_Hintergrund" style:display-name="UT1%20-%20Introducción%20v3~LT~Hintergr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 fo:text-align="start" style:justify-single-word="false" fo:orphans="2" fo:widows="2" style:writing-mode="lr-tb"/>
      <style:text-properties fo:color="#000000" loext:opacity="100%" style:font-name="FreeSans" fo:font-family="FreeSans" style:font-family-generic="swiss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parent-style-name="Standard" style:class="extra" style:master-page-name="">
      <style:paragraph-properties fo:margin-top="0.0299in" fo:margin-bottom="0.0299in" style:contextual-spacing="false" fo:orphans="0" fo:widows="0" style:page-number="auto" fo:padding="0.0201in" fo:border="none" text:number-lines="false" text:line-number="0">
        <style:tab-stops/>
      </style:paragraph-properties>
    </style:style>
    <style:style style:name="A4" style:family="paragraph" style:default-outline-level="">
      <style:text-properties style:font-name="Times New Roman" fo:font-family="'Times New Roman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fo:font-size="47.5pt" style:font-size-asian="47.5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swiss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swiss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swiss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swiss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swiss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Predeterminado_7e_LT_7e_Gliederung_20_1" style:display-name="Predeterminado~LT~Gliederung 1" style:family="paragraph" style:default-outline-level="">
      <style:paragraph-properties fo:margin-top="0.1043in" fo:margin-bottom="0in" style:contextual-spacing="false" style:line-height-at-least="0.139in" fo:text-align="start" style:justify-single-word="fals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0902in" fo:margin-bottom="0in" style:contextual-spacing="false" style:line-height-at-least="0.139in" fo:text-align="start" style:justify-single-word="false">
        <style:tab-stops>
          <style:tab-stop style:position="0.2429in"/>
          <style:tab-stop style:position="1.2429in"/>
          <style:tab-stop style:position="2.2429in"/>
          <style:tab-stop style:position="3.2429in"/>
          <style:tab-stop style:position="4.2429in"/>
          <style:tab-stop style:position="5.2429in"/>
          <style:tab-stop style:position="6.2429in"/>
          <style:tab-stop style:position="7.2429in"/>
          <style:tab-stop style:position="8.2429in"/>
          <style:tab-stop style:position="9.2429in"/>
          <style:tab-stop style:position="10.2429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0799in" fo:margin-bottom="0in" style:contextual-spacing="false" style:line-height-at-least="0.139in" fo:text-align="start" style:justify-single-word="false">
        <style:tab-stops>
          <style:tab-stop style:position="0.9201in"/>
          <style:tab-stop style:position="1.9201in"/>
          <style:tab-stop style:position="2.9201in"/>
          <style:tab-stop style:position="3.9201in"/>
          <style:tab-stop style:position="4.9201in"/>
          <style:tab-stop style:position="5.9201in"/>
          <style:tab-stop style:position="6.9201in"/>
          <style:tab-stop style:position="7.9201in"/>
          <style:tab-stop style:position="8.9201in"/>
          <style:tab-stop style:position="9.920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5984in"/>
          <style:tab-stop style:position="1.5984in"/>
          <style:tab-stop style:position="2.5984in"/>
          <style:tab-stop style:position="3.5984in"/>
          <style:tab-stop style:position="4.5984in"/>
          <style:tab-stop style:position="5.5984in"/>
          <style:tab-stop style:position="6.5984in"/>
          <style:tab-stop style:position="7.5984in"/>
          <style:tab-stop style:position="8.5984in"/>
          <style:tab-stop style:position="9.5984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2516in"/>
          <style:tab-stop style:position="1.2516in"/>
          <style:tab-stop style:position="2.2516in"/>
          <style:tab-stop style:position="3.2516in"/>
          <style:tab-stop style:position="4.2516in"/>
          <style:tab-stop style:position="5.2516in"/>
          <style:tab-stop style:position="6.2516in"/>
          <style:tab-stop style:position="7.2516in"/>
          <style:tab-stop style:position="8.2516in"/>
          <style:tab-stop style:position="9.2516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2516in"/>
          <style:tab-stop style:position="1.2516in"/>
          <style:tab-stop style:position="2.2516in"/>
          <style:tab-stop style:position="3.2516in"/>
          <style:tab-stop style:position="4.2516in"/>
          <style:tab-stop style:position="5.2516in"/>
          <style:tab-stop style:position="6.2516in"/>
          <style:tab-stop style:position="7.2516in"/>
          <style:tab-stop style:position="8.2516in"/>
          <style:tab-stop style:position="9.2516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2516in"/>
          <style:tab-stop style:position="1.2516in"/>
          <style:tab-stop style:position="2.2516in"/>
          <style:tab-stop style:position="3.2516in"/>
          <style:tab-stop style:position="4.2516in"/>
          <style:tab-stop style:position="5.2516in"/>
          <style:tab-stop style:position="6.2516in"/>
          <style:tab-stop style:position="7.2516in"/>
          <style:tab-stop style:position="8.2516in"/>
          <style:tab-stop style:position="9.2516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2516in"/>
          <style:tab-stop style:position="1.2516in"/>
          <style:tab-stop style:position="2.2516in"/>
          <style:tab-stop style:position="3.2516in"/>
          <style:tab-stop style:position="4.2516in"/>
          <style:tab-stop style:position="5.2516in"/>
          <style:tab-stop style:position="6.2516in"/>
          <style:tab-stop style:position="7.2516in"/>
          <style:tab-stop style:position="8.2516in"/>
          <style:tab-stop style:position="9.2516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2516in"/>
          <style:tab-stop style:position="1.2516in"/>
          <style:tab-stop style:position="2.2516in"/>
          <style:tab-stop style:position="3.2516in"/>
          <style:tab-stop style:position="4.2516in"/>
          <style:tab-stop style:position="5.2516in"/>
          <style:tab-stop style:position="6.2516in"/>
          <style:tab-stop style:position="7.2516in"/>
          <style:tab-stop style:position="8.2516in"/>
          <style:tab-stop style:position="9.2516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top="0.111in" fo:margin-bottom="0in" style:contextual-spacing="false" style:line-height-at-least="0.139in" fo:text-align="end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top="0.0626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sin_20_relleno_20_ni_20_línea" style:display-name="Objeto sin relleno ni línea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.2362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style:contextual-spacing="false" style:line-height-at-least="0.139in" fo:text-align="center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1654in" fo:margin-bottom="0.0827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1654in" fo:margin-bottom="0.0827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1654in" fo:margin-bottom="0.0827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mphasis" style:family="paragraph" style:default-outline-level="">
      <style:text-properties style:font-name="Times New Roman" fo:font-family="'Times New Roman'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Encabezado_20_de_20_la_20_tabla" style:display-name="Encabezado de la tabla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Contenido_20_de_20_la_20_tabla" style:display-name="Contenido de la tabla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Índice" style:family="paragraph" style:default-outline-level=""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eyenda" style:family="paragraph" style:default-outline-level="">
      <style:paragraph-properties fo:margin-top="0.1472in" fo:margin-bottom="0.1472in" style:contextual-spacing="false"/>
      <style:text-properties style:font-name="Tahoma" fo:font-family="Tahoma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Lista" style:family="paragraph" style:default-outline-level="">
      <style:paragraph-properties fo:margin-top="0in" fo:margin-bottom="0.1472in" style:contextual-spacing="false"/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ncabezamiento" style:family="paragraph" style:default-outline-level="">
      <style:paragraph-properties fo:margin-top="0.2937in" fo:margin-bottom="0.1472in" style:contextual-spacing="false"/>
      <style:text-properties style:font-name="Tahoma" fo:font-family="Tahoma" style:font-family-generic="swiss" fo:font-size="14pt" style:font-name-asian="Tahoma1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text-align="start" style:justify-single-word="false"/>
      <style:text-properties style:use-window-font-color="true" loext:opacity="0%" style:font-name="FreeSans" fo:font-family="FreeSans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text-properties style:font-name="OpenSymbol1" fo:font-family="OpenSymbol, 'Arial Unicode MS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loext:opacity="100%" style:font-name="Times New Roman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text-properties style:use-window-font-color="true" loext:opacity="0%" style:font-name="Arial Unicode MS" fo:font-family="'Arial Unicode MS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0.8819in" fo:margin-right="0in" fo:text-align="start" style:justify-single-word="false" fo:text-indent="0in" style:auto-text-indent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Gliederung_20_1" style:display-name="plantillaPresentaciones~LT~Gliederung 1" style:family="paragraph" style:default-outline-level="">
      <style:paragraph-properties fo:margin-top="0.1043in" fo:margin-bottom="0in" style:contextual-spacing="false" style:line-height-at-least="0.139in" fo:text-align="start" style:justify-single-word="fals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Gliederung_20_2" style:display-name="plantillaPresentaciones~LT~Gliederung 2" style:family="paragraph" style:parent-style-name="plantillaPresentaciones_7e_LT_7e_Gliederung_20_1" style:default-outline-level="">
      <style:paragraph-properties fo:margin-top="0.0902in" fo:margin-bottom="0in" style:contextual-spacing="false" style:line-height-at-least="0.139in" fo:text-align="start" style:justify-single-word="false">
        <style:tab-stops>
          <style:tab-stop style:position="0.2429in"/>
          <style:tab-stop style:position="1.2429in"/>
          <style:tab-stop style:position="2.2429in"/>
          <style:tab-stop style:position="3.2429in"/>
          <style:tab-stop style:position="4.2429in"/>
          <style:tab-stop style:position="5.2429in"/>
          <style:tab-stop style:position="6.2429in"/>
          <style:tab-stop style:position="7.2429in"/>
          <style:tab-stop style:position="8.2429in"/>
          <style:tab-stop style:position="9.2429in"/>
          <style:tab-stop style:position="10.2429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tillaPresentaciones_7e_LT_7e_Gliederung_20_3" style:display-name="plantillaPresentaciones~LT~Gliederung 3" style:family="paragraph" style:parent-style-name="plantillaPresentaciones_7e_LT_7e_Gliederung_20_2" style:default-outline-level="">
      <style:paragraph-properties fo:margin-top="0.0799in" fo:margin-bottom="0in" style:contextual-spacing="false" style:line-height-at-least="0.139in" fo:text-align="start" style:justify-single-word="false">
        <style:tab-stops>
          <style:tab-stop style:position="0.9201in"/>
          <style:tab-stop style:position="1.9201in"/>
          <style:tab-stop style:position="2.9201in"/>
          <style:tab-stop style:position="3.9201in"/>
          <style:tab-stop style:position="4.9201in"/>
          <style:tab-stop style:position="5.9201in"/>
          <style:tab-stop style:position="6.9201in"/>
          <style:tab-stop style:position="7.9201in"/>
          <style:tab-stop style:position="8.9201in"/>
          <style:tab-stop style:position="9.920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plantillaPresentaciones_7e_LT_7e_Gliederung_20_4" style:display-name="plantillaPresentaciones~LT~Gliederung 4" style:family="paragraph" style:parent-style-name="plantillaPresentaciones_7e_LT_7e_Gliederung_20_3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5984in"/>
          <style:tab-stop style:position="1.5984in"/>
          <style:tab-stop style:position="2.5984in"/>
          <style:tab-stop style:position="3.5984in"/>
          <style:tab-stop style:position="4.5984in"/>
          <style:tab-stop style:position="5.5984in"/>
          <style:tab-stop style:position="6.5984in"/>
          <style:tab-stop style:position="7.5984in"/>
          <style:tab-stop style:position="8.5984in"/>
          <style:tab-stop style:position="9.5984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5" style:display-name="plantillaPresentaciones~LT~Gliederung 5" style:family="paragraph" style:parent-style-name="plantillaPresentaciones_7e_LT_7e_Gliederung_20_4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2516in"/>
          <style:tab-stop style:position="1.2516in"/>
          <style:tab-stop style:position="2.2516in"/>
          <style:tab-stop style:position="3.2516in"/>
          <style:tab-stop style:position="4.2516in"/>
          <style:tab-stop style:position="5.2516in"/>
          <style:tab-stop style:position="6.2516in"/>
          <style:tab-stop style:position="7.2516in"/>
          <style:tab-stop style:position="8.2516in"/>
          <style:tab-stop style:position="9.2516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6" style:display-name="plantillaPresentaciones~LT~Gliederung 6" style:family="paragraph" style:parent-style-name="plantillaPresentaciones_7e_LT_7e_Gliederung_20_5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2516in"/>
          <style:tab-stop style:position="1.2516in"/>
          <style:tab-stop style:position="2.2516in"/>
          <style:tab-stop style:position="3.2516in"/>
          <style:tab-stop style:position="4.2516in"/>
          <style:tab-stop style:position="5.2516in"/>
          <style:tab-stop style:position="6.2516in"/>
          <style:tab-stop style:position="7.2516in"/>
          <style:tab-stop style:position="8.2516in"/>
          <style:tab-stop style:position="9.2516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7" style:display-name="plantillaPresentaciones~LT~Gliederung 7" style:family="paragraph" style:parent-style-name="plantillaPresentaciones_7e_LT_7e_Gliederung_20_6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2516in"/>
          <style:tab-stop style:position="1.2516in"/>
          <style:tab-stop style:position="2.2516in"/>
          <style:tab-stop style:position="3.2516in"/>
          <style:tab-stop style:position="4.2516in"/>
          <style:tab-stop style:position="5.2516in"/>
          <style:tab-stop style:position="6.2516in"/>
          <style:tab-stop style:position="7.2516in"/>
          <style:tab-stop style:position="8.2516in"/>
          <style:tab-stop style:position="9.2516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8" style:display-name="plantillaPresentaciones~LT~Gliederung 8" style:family="paragraph" style:parent-style-name="plantillaPresentaciones_7e_LT_7e_Gliederung_20_7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2516in"/>
          <style:tab-stop style:position="1.2516in"/>
          <style:tab-stop style:position="2.2516in"/>
          <style:tab-stop style:position="3.2516in"/>
          <style:tab-stop style:position="4.2516in"/>
          <style:tab-stop style:position="5.2516in"/>
          <style:tab-stop style:position="6.2516in"/>
          <style:tab-stop style:position="7.2516in"/>
          <style:tab-stop style:position="8.2516in"/>
          <style:tab-stop style:position="9.2516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9" style:display-name="plantillaPresentaciones~LT~Gliederung 9" style:family="paragraph" style:parent-style-name="plantillaPresentaciones_7e_LT_7e_Gliederung_20_8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2516in"/>
          <style:tab-stop style:position="1.2516in"/>
          <style:tab-stop style:position="2.2516in"/>
          <style:tab-stop style:position="3.2516in"/>
          <style:tab-stop style:position="4.2516in"/>
          <style:tab-stop style:position="5.2516in"/>
          <style:tab-stop style:position="6.2516in"/>
          <style:tab-stop style:position="7.2516in"/>
          <style:tab-stop style:position="8.2516in"/>
          <style:tab-stop style:position="9.2516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Titel" style:display-name="plantillaPresentaciones~LT~Titel" style:family="paragraph" style:default-outline-level="">
      <style:paragraph-properties fo:margin-top="0in" fo:margin-bottom="0in" style:contextual-spacing="false" style:line-height-at-least="0.139in" fo:text-align="center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Untertitel" style:display-name="plantillaPresentaciones~LT~Untertitel" style:family="paragraph" style:default-outline-level="">
      <style:paragraph-properties fo:margin-top="0.111in" fo:margin-bottom="0in" style:contextual-spacing="false" style:line-height-at-least="0.139in" fo:text-align="end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Notizen" style:display-name="plantillaPresentaciones~LT~Notizen" style:family="paragraph" style:default-outline-level="">
      <style:paragraph-properties fo:margin-top="0.0626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Hintergrundobjekte" style:display-name="plantillaPresentaciones~LT~Hintergrundobjekte" style:family="paragraph" style:default-outline-level=""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Hintergrund" style:display-name="plantillaPresentaciones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dddddd"/>
      <style:paragraph-properties fo:text-align="center" style:justify-single-word="false" style:page-number="auto" fo:background-color="#dddddd" fo:padding="0.0201in" fo:border="none" text:number-lines="false" text:line-number="0">
        <style:tab-stops/>
      </style:paragraph-properties>
      <style:text-properties fo:font-weight="bold" style:font-weight-asian="bold" style:font-weight-complex="60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loext:num-list-format=" %1%.%2%.%3%.%4%. " style:num-prefix=" " style:num-suffix=".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-image-width="0in" draw:fill-image-height="0in"/>
      <style:paragraph-properties style:page-number="auto" fo:padding="0.0201in" fo:border-left="none" fo:border-right="none" fo:border-top="none" fo:border-bottom="0.06pt solid #000000" style:shadow="none"/>
      <style:text-properties officeooo:paragraph-rsid="03053e5a"/>
    </style:style>
    <style:style style:name="MP2" style:family="paragraph" style:parent-style-name="Header">
      <loext:graphic-properties draw:fill-image-width="0in" draw:fill-image-height="0in"/>
      <style:paragraph-properties fo:text-align="end" style:justify-single-word="false" fo:padding="0.0201in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MP4" style:family="paragraph" style:parent-style-name="Header">
      <style:text-properties officeooo:paragraph-rsid="0221f66e"/>
    </style:style>
    <style:style style:name="M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MT1" style:family="text">
      <style:text-properties style:font-name="Arial1" fo:font-size="10pt" style:text-underline-style="none" officeooo:rsid="022a544a" style:font-size-asian="10pt" style:font-size-complex="10pt"/>
    </style:style>
    <style:style style:name="MT2" style:family="text">
      <style:text-properties style:font-name="Arial1" fo:font-size="10pt" style:text-underline-style="none" officeooo:rsid="001b2f40" style:font-size-asian="10pt" style:font-size-complex="10pt"/>
    </style:style>
    <style:style style:name="MT3" style:family="text">
      <style:text-properties style:font-name="Arial1" fo:font-size="10pt" style:text-underline-style="none" officeooo:rsid="00337d03" style:font-size-asian="10pt" style:font-size-complex="10pt"/>
    </style:style>
    <style:style style:name="MT4" style:family="text">
      <style:text-properties style:font-name="Arial1" fo:font-size="10pt" style:text-underline-style="none" officeooo:rsid="02f0a2c1" style:font-size-asian="10pt" style:font-size-complex="10pt"/>
    </style:style>
    <style:style style:name="MT5" style:family="text">
      <style:text-properties style:font-name="Arial1" fo:font-size="10pt" style:text-underline-style="none" officeooo:rsid="0269cb7a" style:font-size-asian="10pt" style:font-size-complex="10pt"/>
    </style:style>
    <style:style style:name="MT6" style:family="text">
      <style:text-properties style:font-name="Arial1" fo:font-size="10pt" style:text-underline-style="none" officeooo:rsid="02e5f899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paragraph" svg:x="5.3181in" svg:y="-0.1736in" svg:width="1.4in" svg:height="0.4736in" draw:z-index="0"><draw:image xlink:href="Pictures/10000001000000D200000047DF56DF74B5EBCF18.png" xlink:type="simple" xlink:show="embed" xlink:actuate="onLoad" draw:mime-type="image/png"/></draw:frame><text:span text:style-name="MT1">Desarrollo cliente/servidor</text:span><text:span text:style-name="MT2"> – </text:span><text:span text:style-name="MT3">Actividades UD</text:span><text:span text:style-name="MT4">5</text:span><text:span text:style-name="MT5"> - SERVIDOR</text:span><text:span text:style-name="MT6"> (AUTOEVALUACIÓN)</text:span></text:p>
        <text:p text:style-name="MP2"/>
      </style:header>
      <style:footer>
        <text:p text:style-name="MP3">Página <text:page-number text:select-page="current">2</text:page-number><text:s/>de <text:page-count>2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4"><text:span text:style-name="MT1">Desarrollo cliente/servidor</text:span><text:span text:style-name="MT2"> – </text:span><text:span text:style-name="MT3">Actividades UD</text:span><text:span text:style-name="MT4">5</text:span><text:span text:style-name="MT5"> - SERVIDOR</text:span><text:span text:style-name="MT6"> (AUTOEVALUACIÓN)</text:span></text:p>
        <text:p text:style-name="MP5"><text:s text:c="240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03T16:38:05.473938939</meta:creation-date>
    <meta:editing-duration>P4DT18H12M33S</meta:editing-duration>
    <meta:editing-cycles>601</meta:editing-cycles>
    <meta:generator>LibreOffice/7.3.7.2$Linux_X86_64 LibreOffice_project/30$Build-2</meta:generator>
    <meta:initial-creator>Manuel Pérez Alfonso</meta:initial-creator>
    <dc:date>2023-08-15T07:29:52.739747045</dc:date>
    <meta:document-statistic meta:table-count="1" meta:image-count="1" meta:object-count="0" meta:page-count="2" meta:paragraph-count="81" meta:word-count="201" meta:character-count="1204" meta:non-whitespace-character-count="840"/>
  </office:meta>
</office:document-meta>
</file>